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rsid="000f76e3" officeooo:paragraph-rsid="000f76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ject Documentation – Personal Portfolio Website</text:span></text:h>
      <text:h text:style-name="Heading_20_2" text:outline-level="2"><text:span text:style-name="Strong_20_Emphasis">1. Introduction</text:span></text:h>
      <text:p text:style-name="Text_20_body">The Personal Portfolio Website is a responsive web application developed to represent my professional profile online. It provides a structured overview of my skills, projects, certifications, achievements, and contact details. The website is designed to be visually appealing, user-friendly, and mobile-compatible, allowing visitors to easily navigate and access relevant information.</text:p>
      <text:h text:style-name="Heading_20_2" text:outline-level="2"><text:span text:style-name="Strong_20_Emphasis">2. Objectives</text:span></text:h>
      <text:list text:style-name="L1">
        <text:list-item>
          <text:p text:style-name="P1">To create a professional online presence.</text:p>
        </text:list-item>
        <text:list-item>
          <text:p text:style-name="P1">To showcase my skills, projects, and achievements in an organized way.</text:p>
        </text:list-item>
        <text:list-item>
          <text:p text:style-name="P1">To provide recruiters with quick access to my resume.</text:p>
        </text:list-item>
        <text:list-item>
          <text:p text:style-name="P1">To implement a responsive design for seamless access across devices.</text:p>
        </text:list-item>
      </text:list>
      <text:h text:style-name="Heading_20_2" text:outline-level="2"><text:span text:style-name="Strong_20_Emphasis">3. Features</text:span></text:h>
      <text:list text:style-name="L2">
        <text:list-item>
          <text:p text:style-name="P2"><text:span text:style-name="Strong_20_Emphasis">Home Section:</text:span> A welcoming introduction with my name and role.</text:p>
        </text:list-item>
        <text:list-item>
          <text:p text:style-name="P2"><text:span text:style-name="Strong_20_Emphasis">About Section:</text:span> A short biography and career background.</text:p>
        </text:list-item>
        <text:list-item>
          <text:p text:style-name="P2"><text:span text:style-name="Strong_20_Emphasis">Skills Section:</text:span> A list of my technical and soft skills.</text:p>
        </text:list-item>
        <text:list-item>
          <text:p text:style-name="P2"><text:span text:style-name="Strong_20_Emphasis">Projects Section:</text:span> Display of completed projects with short descriptions.</text:p>
        </text:list-item>
        <text:list-item>
          <text:p text:style-name="P2"><text:span text:style-name="Strong_20_Emphasis">Certificates Section:</text:span> Highlights of my certifications and awards.</text:p>
        </text:list-item>
        <text:list-item>
          <text:p text:style-name="P2"><text:span text:style-name="Strong_20_Emphasis">Resume Section:</text:span> Downloadable resume in PDF format.</text:p>
        </text:list-item>
        <text:list-item>
          <text:p text:style-name="P2"><text:span text:style-name="Strong_20_Emphasis">Contact Section:</text:span> Links and form for easy communication.</text:p>
        </text:list-item>
        <text:list-item>
          <text:p text:style-name="P2"><text:span text:style-name="Strong_20_Emphasis">Navigation Bar:</text:span> Quick access to all sections.</text:p>
        </text:list-item>
      </text:list>
      <text:h text:style-name="Heading_20_2" text:outline-level="2"><text:span text:style-name="Strong_20_Emphasis">4. Tools &amp; Technologies Used</text:span></text:h>
      <text:list text:style-name="L3">
        <text:list-item>
          <text:p text:style-name="P3"><text:span text:style-name="Strong_20_Emphasis">HTML5:</text:span> For structuring content.</text:p>
        </text:list-item>
        <text:list-item>
          <text:p text:style-name="P3"><text:span text:style-name="Strong_20_Emphasis">CSS3:</text:span> For styling and layout.</text:p>
        </text:list-item>
        <text:list-item>
          <text:p text:style-name="P3"><text:span text:style-name="Strong_20_Emphasis">JavaScript:</text:span> For interactivity and smooth navigation.</text:p>
        </text:list-item>
        <text:list-item>
          <text:p text:style-name="P3"><text:span text:style-name="Strong_20_Emphasis">Responsive Design Techniques:</text:span> For mobile and desktop compatibility.</text:p>
        </text:list-item>
      </text:list>
      <text:h text:style-name="Heading_20_2" text:outline-level="2"><text:span text:style-name="Strong_20_Emphasis">5. Implementation</text:span></text:h>
      <text:list text:style-name="L4">
        <text:list-item>
          <text:p text:style-name="P4"><text:span text:style-name="Strong_20_Emphasis">Design Planning:</text:span> Created a layout plan for each section.</text:p>
        </text:list-item>
        <text:list-item>
          <text:p text:style-name="P4"><text:soft-page-break/><text:span text:style-name="Strong_20_Emphasis">HTML Structure:</text:span> Built the content structure with semantic tags.</text:p>
        </text:list-item>
        <text:list-item>
          <text:p text:style-name="P4"><text:span text:style-name="Strong_20_Emphasis">CSS Styling:</text:span> Applied colors, fonts, and layouts for a clean design.</text:p>
        </text:list-item>
        <text:list-item>
          <text:p text:style-name="P4"><text:span text:style-name="Strong_20_Emphasis">JavaScript:</text:span> Added smooth scrolling and interactive features.</text:p>
        </text:list-item>
        <text:list-item>
          <text:p text:style-name="P4"><text:span text:style-name="Strong_20_Emphasis">Resume Integration:</text:span> Linked a downloadable PDF version of my resume.</text:p>
        </text:list-item>
        <text:list-item>
          <text:p text:style-name="P4"><text:span text:style-name="Strong_20_Emphasis">Responsiveness:</text:span> Used media queries to ensure proper display on all devices.</text:p>
        </text:list-item>
      </text:list>
      <text:h text:style-name="Heading_20_2" text:outline-level="2"><text:span text:style-name="Strong_20_Emphasis">6. Outcome</text:span></text:h>
      <text:list text:style-name="L5">
        <text:list-item>
          <text:p text:style-name="P5">A fully functional and professional personal portfolio website.</text:p>
        </text:list-item>
        <text:list-item>
          <text:p text:style-name="P5">Easy navigation and user-friendly interface.</text:p>
        </text:list-item>
        <text:list-item>
          <text:p text:style-name="P5">Mobile-friendly design for wider accessibility.</text:p>
        </text:list-item>
        <text:list-item>
          <text:p text:style-name="P5">Direct resume download option for recruiters.</text:p>
        </text:list-item>
      </text:list>
      <text:h text:style-name="Heading_20_2" text:outline-level="2"><text:span text:style-name="Strong_20_Emphasis">7. Conclusion</text:span></text:h>
      <text:p text:style-name="Text_20_body">The Personal Portfolio Website serves as a strong professional branding tool, allowing me to present my skills, experience, and achievements effectively. It can be updated regularly with new projects and accomplishments to remain relevant.</text:p>
      <text:p text:style-name="P6">Name: Gada Anusha</text:p>
      <text:p text:style-name="P6">email:<text:a xlink:type="simple" xlink:href="mailto:gadaanusha1@gmail.com" text:style-name="Internet_20_link" text:visited-style-name="Visited_20_Internet_20_Link">gadaanusha1@gmail.com</text:a></text:p>
      <text:p text:style-name="P6">githublink:<text:a xlink:type="simple" xlink:href="https://github.com/ANUSHA-hash484/OIBSIP_webdev_task2" text:style-name="Internet_20_link" text:visited-style-name="Visited_20_Internet_20_Link">https://github.com/ANUSHA-hash484/OIBSIP_webdev_task2</text:a></text:p>
      <text:p text:style-name="P6"/>
      <text:p text:style-name="P6">video Explanation:<text:a xlink:type="simple" xlink:href="https://drive.google.com/file/d/1Ov2eOaOQdVOldSrtErFE_b9llkuc2en1/view?usp=drive_link" text:style-name="Internet_20_link" text:visited-style-name="Visited_20_Internet_20_Link">https://drive.google.com/file/d/1Ov2eOaOQdVOldSrtErFE_b9llkuc2en1/view?usp=drive_link</text:a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9T16:43:10.960000000</meta:creation-date>
    <dc:date>2025-08-09T17:28:10.667000000</dc:date>
    <meta:editing-duration>PT6M8S</meta:editing-duration>
    <meta:editing-cycles>1</meta:editing-cycles>
    <meta:document-statistic meta:table-count="0" meta:image-count="0" meta:object-count="0" meta:page-count="2" meta:paragraph-count="40" meta:word-count="346" meta:character-count="2479" meta:non-whitespace-character-count="2198"/>
    <meta:generator>LibreOffice/24.2.0.3$Windows_X86_64 LibreOffice_project/da48488a73ddd66ea24cf16bbc4f7b9c08e9bea1</meta:generator>
  </office:meta>
</office:document-meta>
</file>